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1.24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5.15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2.6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30.76mm"/>
    </style:style>
    <style:style style:name="co21" style:family="table-column">
      <style:table-column-properties fo:break-before="auto" style:column-width="17.15mm"/>
    </style:style>
    <style:style style:name="co22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4">
      <style:table-cell-properties fo:border="0.06pt solid #000000"/>
    </style:style>
    <style:style style:name="ce4" style:family="table-cell" style:parent-style-name="Default" style:data-style-name="N115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string" office:string-value="42.654714" calcext:value-type="string">
            <text:p>42.654714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analyse.C5]/[analyse.D5]*1000000" office:value-type="string" office:string-value="" calcext:value-type="error">
            <text:p>#VALEUR !</text:p>
          </table:table-cell>
          <table:table-cell table:style-name="ce4" table:formula="of:=[analyse.E5]/[analyse.$E$5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string" office:string-value="42.677141" calcext:value-type="string">
            <text:p>42.677141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analyse.C6]/[analyse.D6]*1000000" office:value-type="string" office:string-value="" calcext:value-type="error">
            <text:p>#VALEUR !</text:p>
          </table:table-cell>
          <table:table-cell table:style-name="ce4" table:formula="of:=[analyse.E6]/[analyse.$E$5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string" office:string-value="42.639983" calcext:value-type="string">
            <text:p>42.639983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analyse.C7]/[analyse.D7]*1000000" office:value-type="string" office:string-value="" calcext:value-type="error">
            <text:p>#VALEUR !</text:p>
          </table:table-cell>
          <table:table-cell table:style-name="ce4" table:formula="of:=[analyse.E7]/[analyse.$E$5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string" office:string-value="42.668210" calcext:value-type="string">
            <text:p>42.668210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analyse.C8]/[analyse.D8]*1000000" office:value-type="string" office:string-value="" calcext:value-type="error">
            <text:p>#VALEUR !</text:p>
          </table:table-cell>
          <table:table-cell table:style-name="ce4" table:formula="of:=[analyse.E8]/[analyse.$E$5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string" office:string-value="25.642026" calcext:value-type="string">
            <text:p>25.642026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analyse.D14]/[analyse.C14]" office:value-type="string" office:string-value="" calcext:value-type="error">
            <text:p>#VALEUR !</text:p>
          </table:table-cell>
          <table:table-cell table:style-name="ce4" table:formula="of:=[analyse.E14]/[analyse.$E$1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string" office:string-value="23.693077" calcext:value-type="string">
            <text:p>23.693077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analyse.D15]/[analyse.C15]" office:value-type="string" office:string-value="" calcext:value-type="error">
            <text:p>#VALEUR !</text:p>
          </table:table-cell>
          <table:table-cell table:style-name="ce4" table:formula="of:=[analyse.E15]/[analyse.$E$1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string" office:string-value="6.211111" calcext:value-type="string">
            <text:p>6.211111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analyse.D16]/[analyse.C16]" office:value-type="string" office:string-value="" calcext:value-type="error">
            <text:p>#VALEUR !</text:p>
          </table:table-cell>
          <table:table-cell table:style-name="ce4" table:formula="of:=[analyse.E16]/[analyse.$E$1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string" office:string-value="0.048222" calcext:value-type="string">
            <text:p>0.048222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analyse.D17]/[analyse.C17]" office:value-type="string" office:string-value="" calcext:value-type="error">
            <text:p>#VALEUR !</text:p>
          </table:table-cell>
          <table:table-cell table:style-name="ce4" table:formula="of:=[analyse.E17]/[analyse.$E$14]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1.643793</text:p>
          </table:table-cell>
          <table:table-cell office:value-type="string" calcext:value-type="string">
            <text:p>2.235435</text:p>
          </table:table-cell>
          <table:table-cell office:value-type="string" calcext:value-type="string">
            <text:p>42.6547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.234520</text:p>
          </table:table-cell>
          <table:table-cell office:value-type="string" calcext:value-type="string">
            <text:p>2.699729</text:p>
          </table:table-cell>
          <table:table-cell office:value-type="string" calcext:value-type="string">
            <text:p>42.6771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79.022958</text:p>
          </table:table-cell>
          <table:table-cell office:value-type="string" calcext:value-type="string">
            <text:p>3.467389</text:p>
          </table:table-cell>
          <table:table-cell office:value-type="string" calcext:value-type="string">
            <text:p>42.63998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6.371854</text:p>
          </table:table-cell>
          <table:table-cell office:value-type="string" calcext:value-type="string">
            <text:p>8.861047</text:p>
          </table:table-cell>
          <table:table-cell office:value-type="string" calcext:value-type="string">
            <text:p>42.668210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543112</text:p>
          </table:table-cell>
          <table:table-cell office:value-type="string" calcext:value-type="string">
            <text:p>0.021909</text:p>
          </table:table-cell>
          <table:table-cell office:value-type="string" calcext:value-type="string">
            <text:p>25.6420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67911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23.6930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679975</text:p>
          </table:table-cell>
          <table:table-cell office:value-type="string" calcext:value-type="string">
            <text:p>0.013988</text:p>
          </table:table-cell>
          <table:table-cell office:value-type="string" calcext:value-type="string">
            <text:p>6.2111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200</text:p>
          </table:table-cell>
          <table:table-cell office:value-type="string" calcext:value-type="string">
            <text:p>0.016986</text:p>
          </table:table-cell>
          <table:table-cell office:value-type="string" calcext:value-type="string">
            <text:p>0.048222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0" number:min-integer-digits="1"/>
    </number:number-style>
    <number:currency-style style:name="N119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00-00-00</text:date>, <text:time style:data-style-name="N2" text:time-value="17:13:08.05098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5-11-10T17:19:56.938065652</dc:date>
    <meta:editing-duration>PT6H44M59S</meta:editing-duration>
    <meta:editing-cycles>27</meta:editing-cycles>
    <meta:generator>LibreOffice/4.4.5.2$Linux_X86_64 LibreOffice_project/40$Build-2</meta:generator>
    <meta:document-statistic meta:table-count="3" meta:cell-count="122" meta:object-count="0"/>
  </office:meta>
</office:document-meta>
</file>